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  <style:style style:name="P2" style:family="paragraph" style:parent-style-name="Standard">
      <style:text-properties fo:font-size="20pt" officeooo:rsid="000a74ac" officeooo:paragraph-rsid="000a74ac" style:font-size-asian="17.5pt" style:font-size-complex="20pt"/>
    </style:style>
    <style:style style:name="P3" style:family="paragraph" style:parent-style-name="Standard">
      <style:text-properties fo:font-size="18pt" officeooo:rsid="000a74ac" officeooo:paragraph-rsid="000a74ac" style:font-size-asian="15.75pt" style:font-size-complex="18pt"/>
    </style:style>
    <style:style style:name="P4" style:family="paragraph" style:parent-style-name="Standard">
      <style:text-properties fo:font-size="18pt" officeooo:rsid="000b991e" officeooo:paragraph-rsid="000b991e" style:font-size-asian="15.75pt" style:font-size-complex="18pt"/>
    </style:style>
    <style:style style:name="P5" style:family="paragraph" style:parent-style-name="Standard">
      <style:text-properties fo:font-size="18pt" officeooo:rsid="000c9447" officeooo:paragraph-rsid="000c9447" style:font-size-asian="15.75pt" style:font-size-complex="18pt"/>
    </style:style>
    <style:style style:name="T1" style:family="text">
      <style:text-properties officeooo:rsid="000a74ac"/>
    </style:style>
    <style:style style:name="T2" style:family="text">
      <style:text-properties officeooo:rsid="000c9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Fdf Ecole 42</text:span></text:p>
      <text:p text:style-name="P1"/>
      <text:p text:style-name="P2">Notes pour la realisation du projet Fil de fer </text:p>
      <text:p text:style-name="P2"/>
      <text:p text:style-name="P3"/>
      <text:p text:style-name="P3">1) Recuperer la carte avec get_next_line()</text:p>
      <text:p text:style-name="P3">2) Parser avec ft_split() : <text:span text:style-name="T2">enlever les espaces.</text:span></text:p>
      <text:p text:style-name="P3"/>
      <text:p text:style-name="P3">Une grille isometrique est composé de losanges (qui seraient des carrés en 2D), toutes droites parallèles avec des angles opposés de 120° sur l’axe <text:span text:style-name="T2">X</text:span> et des angles opposés de 60° sur l’axe <text:span text:style-name="T2">Y</text:span>.</text:p>
      <text:p text:style-name="P3"/>
      <text:p text:style-name="P4">un deplacement de 1Z correspond un segment reliant deux angles opposés sur l’axe des <text:span text:style-name="T2">X</text:span>(120°)</text:p>
      <text:p text:style-name="P4"/>
      <text:p text:style-name="P5">Si je relis 2 points, le premier étant à 0, le 2eme etant à 1, le segment fera un deplacement +1X &amp; +1Y</text:p>
      <text:p text:style-name="P5">Le deplacement en Y se fera comme ceci : <text:s/>Y = 2pt -1pt</text:p>
      <text:p text:style-name="P5">Donc pour un premier pt à 5 et pour un deuxieme à 12 : 12 – 5 =7.</text:p>
      <text:p text:style-name="P5">Le segment sera donc de +1X et +7Y.</text:p>
      <text:p text:style-name="P5">Il faudra revoir les proportions en déplacements Y car le rendu final pourrait donner quelque chose d’assez disproportionné (appliquer un coefficient qui diviserait par 4 ces déplacements)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2:12:15.087000000</meta:creation-date>
    <dc:date>2022-05-03T12:53:35.661000000</dc:date>
    <meta:editing-duration>PT10M18S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1" meta:word-count="163" meta:character-count="880" meta:non-whitespace-character-count="722"/>
  </office:meta>
</office:document-meta>
</file>